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8pt" style:text-underline-style="none" style:font-size-asian="8pt" style:font-size-complex="8pt"/>
    </style:style>
    <style:style style:name="P2" style:family="paragraph" style:parent-style-name="Standard">
      <style:text-properties style:font-name="Courier 10 Pitch" fo:font-size="8pt" style:text-underline-style="none" officeooo:paragraph-rsid="0017c650" style:font-size-asian="8pt" style:font-size-complex="8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8pt" style:text-underline-style="none" style:font-size-asian="8pt" style:font-size-complex="8pt"/>
    </style:style>
    <style:style style:name="P5" style:family="paragraph" style:parent-style-name="Heading_20_1">
      <style:text-properties style:text-underline-style="none"/>
    </style:style>
    <style:style style:name="P6" style:family="paragraph" style:parent-style-name="Heading_20_1">
      <style:text-properties style:text-underline-style="none" officeooo:paragraph-rsid="0017c650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7f0055" fo:font-size="10pt" fo:font-weight="bold" style:font-size-asian="10pt" style:font-weight-asian="bold"/>
    </style:style>
    <style:style style:name="T3" style:family="text">
      <style:text-properties fo:color="#7f0055" fo:font-weight="bold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bold" style:font-size-asian="10pt" style:font-weight-asian="bold"/>
    </style:style>
    <style:style style:name="T6" style:family="text">
      <style:text-properties fo:color="#000000" fo:font-size="10pt" style:font-size-asian="10pt"/>
    </style:style>
    <style:style style:name="T7" style:family="text">
      <style:text-properties fo:color="#000000" fo:font-size="10pt" fo:font-weight="bold" style:font-size-asian="10pt" style:font-weight-asian="bold"/>
    </style:style>
    <style:style style:name="T8" style:family="text">
      <style:text-properties fo:color="#000000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fo:color="#2a00ff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2a00ff" fo:font-size="10pt" style:font-size-asian="10pt"/>
    </style:style>
    <style:style style:name="T13" style:family="text">
      <style:text-properties fo:color="#2a00ff" fo:font-size="10pt" style:text-underline-style="solid" style:text-underline-width="auto" style:text-underline-color="font-color" style:font-size-asian="10pt"/>
    </style:style>
    <style:style style:name="T14" style:family="text">
      <style:text-properties fo:color="#2a00ff"/>
    </style:style>
    <style:style style:name="T15" style:family="text">
      <style:text-properties fo:color="#2a00ff" style:text-underline-style="solid" style:text-underline-width="auto" style:text-underline-color="font-color"/>
    </style:style>
    <style:style style:name="T16" style:family="text">
      <style:text-properties fo:color="#3f7f5f" style:font-name="Monospace" fo:font-size="10pt" style:font-size-asian="10pt"/>
    </style:style>
    <style:style style:name="T17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18" style:family="text">
      <style:text-properties fo:color="#3f7f5f" fo:font-size="10pt" style:font-size-asian="10pt"/>
    </style:style>
    <style:style style:name="T19" style:family="text">
      <style:text-properties fo:color="#3f7f5f" fo:font-size="10pt" style:text-underline-style="solid" style:text-underline-width="auto" style:text-underline-color="font-color" style:font-size-asian="10pt"/>
    </style:style>
    <style:style style:name="T20" style:family="text">
      <style:text-properties fo:color="#3f7f5f"/>
    </style:style>
    <style:style style:name="T21" style:family="text">
      <style:text-properties fo:color="#3f7f5f" style:text-underline-style="solid" style:text-underline-width="auto" style:text-underline-color="font-color"/>
    </style:style>
    <style:style style:name="T22" style:family="text">
      <style:text-properties fo:color="#0000c0" style:font-name="Monospace" fo:font-size="10pt" style:font-size-asian="10pt"/>
    </style:style>
    <style:style style:name="T23" style:family="text">
      <style:text-properties fo:color="#0000c0" fo:font-size="10pt" style:font-size-asian="10pt"/>
    </style:style>
    <style:style style:name="T24" style:family="text">
      <style:text-properties fo:color="#0000c0"/>
    </style:style>
    <style:style style:name="T25" style:family="text">
      <style:text-properties fo:color="#005032" style:font-name="Monospace" fo:font-size="10pt" style:font-size-asian="10pt"/>
    </style:style>
    <style:style style:name="T26" style:family="text">
      <style:text-properties fo:color="#005032" fo:font-size="10pt" style:font-size-asian="10pt"/>
    </style:style>
    <style:style style:name="T27" style:family="text">
      <style:text-properties fo:color="#005032"/>
    </style:style>
    <style:style style:name="T28" style:family="text">
      <style:text-properties fo:color="#642880" style:font-name="Monospace" fo:font-size="10pt" fo:font-weight="bold" style:font-size-asian="10pt" style:font-weight-asian="bold"/>
    </style:style>
    <style:style style:name="T29" style:family="text">
      <style:text-properties fo:color="#642880" fo:font-size="10pt" fo:font-weight="bold" style:font-size-asian="10pt" style:font-weight-asian="bold"/>
    </style:style>
    <style:style style:name="T30" style:family="text">
      <style:text-properties fo:color="#642880" fo:font-weight="bold" style:font-weight-asian="bold"/>
    </style:style>
    <style:style style:name="T31" style:family="text">
      <style:text-properties officeooo:rsid="00172dae"/>
    </style:style>
    <style:style style:name="T32" style:family="text">
      <style:text-properties officeooo:rsid="0017c650"/>
    </style:style>
    <style:style style:name="T33" style:family="text">
      <style:text-properties officeooo:rsid="001894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le: <text:span text:style-name="T31">l</text:span>ista00.c</text:p>
      <text:p text:style-name="P4"><text:span text:style-name="T3">#include</text:span><text:span text:style-name="T8"> </text:span><text:span text:style-name="T14">&lt;stdio.h&gt;</text:span></text:p>
      <text:p text:style-name="P4"><text:span text:style-name="T3">#include</text:span><text:span text:style-name="T8"> </text:span><text:span text:style-name="T14">&lt;stdlib.h&gt;</text:span></text:p>
      <text:p text:style-name="P4"><text:span text:style-name="T3">#include</text:span><text:span text:style-name="T8"> </text:span><text:span text:style-name="T14">"lista00.h"</text:span></text:p>
      <text:p text:style-name="P4"><text:span text:style-name="T3">struct</text:span><text:span text:style-name="T8"> lista</text:span></text:p>
      <text:p text:style-name="P4"><text:span text:style-name="T8">{</text:span></text:p>
      <text:p text:style-name="P4"><text:span text:style-name="T8"><text:tab/></text:span><text:span text:style-name="T20">// Criamos estrutura do nó</text:span></text:p>
      <text:p text:style-name="P4"><text:span text:style-name="T8"><text:tab/></text:span><text:span text:style-name="T3">int</text:span><text:span text:style-name="T8"> </text:span><text:span text:style-name="T24">info</text:span><text:span text:style-name="T8">;</text:span></text:p>
      <text:p text:style-name="P4"><text:span text:style-name="T8"><text:tab/></text:span><text:span text:style-name="T3">struct</text:span><text:span text:style-name="T8"> lista* </text:span><text:span text:style-name="T24">ptrProx</text:span><text:span text:style-name="T8">; </text:span><text:span text:style-name="T20">//Ponteiro para o próximo nó da lista</text:span></text:p>
      <text:p text:style-name="P4"><text:span text:style-name="T8">};</text:span></text:p>
      <text:p text:style-name="P4"><text:span text:style-name="T20">//Vamos a criar uma função que vai criar uma lista</text:span></text:p>
      <text:p text:style-name="P4"><text:span text:style-name="T20">//Criamos uma lista vazia</text:span></text:p>
      <text:p text:style-name="P4"><text:span text:style-name="T27">Lista01</text:span><text:span text:style-name="T8">* </text:span><text:span text:style-name="T9">criarLista</text:span><text:span text:style-name="T8"> (){</text:span></text:p>
      <text:p text:style-name="P4"><text:span text:style-name="T8"><text:tab/></text:span><text:span text:style-name="T3">return</text:span><text:span text:style-name="T8"> NULL;</text:span></text:p>
      <text:p text:style-name="P4"><text:span text:style-name="T8">}</text:span></text:p>
      <text:p text:style-name="P4"/>
      <text:p text:style-name="P4"><text:span text:style-name="T20">/*A função recebe dos parâmetros de entrada, uma lista sobre</text:span></text:p>
      <text:p text:style-name="P4"><text:span text:style-name="T20"><text:s text:c="2"/>a qual será inserido o novo elemento, como também a informação</text:span></text:p>
      <text:p text:style-name="P4"><text:span text:style-name="T20"><text:s text:c="2"/>do novo elemento.</text:span></text:p>
      <text:p text:style-name="P4"><text:span text:style-name="T20"><text:s text:c="2"/>Ela tem como valor retorno a nova lista */</text:span></text:p>
      <text:p text:style-name="P4"><text:span text:style-name="T27">Lista01</text:span><text:span text:style-name="T8">* </text:span><text:span text:style-name="T9">inserirLista</text:span><text:span text:style-name="T8">(</text:span><text:span text:style-name="T27">Lista01</text:span><text:span text:style-name="T8">* argLista, </text:span><text:span text:style-name="T3">int</text:span><text:span text:style-name="T8"> argInfo){</text:span></text:p>
      <text:p text:style-name="P4"><text:span text:style-name="T8"><text:tab/></text:span><text:span text:style-name="T27">Lista01</text:span><text:span text:style-name="T8">* novo =(</text:span><text:span text:style-name="T27">Lista01</text:span><text:span text:style-name="T8">* )</text:span><text:span text:style-name="T30">malloc</text:span><text:span text:style-name="T8">(</text:span><text:span text:style-name="T3">sizeof</text:span><text:span text:style-name="T8">(</text:span><text:span text:style-name="T27">Lista01</text:span><text:span text:style-name="T8">));</text:span></text:p>
      <text:p text:style-name="P4"><text:span text:style-name="T8"><text:tab/>novo-&gt; </text:span><text:span text:style-name="T24">info</text:span><text:span text:style-name="T8"> =argInfo;</text:span></text:p>
      <text:p text:style-name="P4"><text:span text:style-name="T8"><text:tab/>novo-&gt; </text:span><text:span text:style-name="T24">ptrProx</text:span><text:span text:style-name="T8"> =argLista;</text:span></text:p>
      <text:p text:style-name="P4"><text:span text:style-name="T8"><text:tab/></text:span><text:span text:style-name="T3">return</text:span><text:span text:style-name="T8"> novo;</text:span></text:p>
      <text:p text:style-name="P4"><text:span text:style-name="T8">}</text:span></text:p>
      <text:p text:style-name="P4"><text:span text:style-name="T20">//imprimir os elementos da lista</text:span></text:p>
      <text:p text:style-name="P4"><text:span text:style-name="T3">void</text:span><text:span text:style-name="T8"> </text:span><text:span text:style-name="T9">imprimirLista</text:span><text:span text:style-name="T8">(</text:span><text:span text:style-name="T27">Lista01</text:span><text:span text:style-name="T8">* argLista){</text:span></text:p>
      <text:p text:style-name="P4"><text:span text:style-name="T8"><text:tab/></text:span><text:span text:style-name="T27">Lista01</text:span><text:span text:style-name="T8">* ptrTrb;</text:span></text:p>
      <text:p text:style-name="P4"><text:span text:style-name="T8"><text:tab/></text:span><text:span text:style-name="T3">for</text:span><text:span text:style-name="T8">(ptrTrb=argLista; ptrTrb != NULL; ptrTrb= ptrTrb -&gt; </text:span><text:span text:style-name="T24">ptrProx</text:span><text:span text:style-name="T8"> )</text:span></text:p>
      <text:p text:style-name="P4"><text:span text:style-name="T8"><text:tab/><text:tab/></text:span><text:span text:style-name="T30">printf</text:span><text:span text:style-name="T8">(</text:span><text:span text:style-name="T14">"%d\n"</text:span><text:span text:style-name="T8">, ptrTrb -&gt; </text:span><text:span text:style-name="T24">info</text:span><text:span text:style-name="T8">);</text:span></text:p>
      <text:p text:style-name="P4"><text:span text:style-name="T8">}</text:span></text:p>
      <text:p text:style-name="P4"><text:span text:style-name="T20">//Função para verificar se a lista está vazia</text:span></text:p>
      <text:p text:style-name="P4"><text:span text:style-name="T3">int</text:span><text:span text:style-name="T8"> </text:span><text:span text:style-name="T9">testarVazia</text:span><text:span text:style-name="T8">(</text:span><text:span text:style-name="T27">Lista01</text:span><text:span text:style-name="T8">* argLista){</text:span></text:p>
      <text:p text:style-name="P4"><text:span text:style-name="T8"><text:tab/></text:span><text:span text:style-name="T3">if</text:span><text:span text:style-name="T8">(argLista == NULL)</text:span></text:p>
      <text:p text:style-name="P4"><text:span text:style-name="T8"><text:tab/><text:tab/></text:span><text:span text:style-name="T3">return</text:span><text:span text:style-name="T8"> 1;</text:span></text:p>
      <text:p text:style-name="P4"><text:span text:style-name="T8"><text:tab/></text:span><text:span text:style-name="T3">return</text:span><text:span text:style-name="T8"> 0;</text:span></text:p>
      <text:p text:style-name="P4"><text:span text:style-name="T8">}</text:span></text:p>
      <text:p text:style-name="P4"/>
      <text:p text:style-name="P4"><text:span text:style-name="T20">//Buscar Conteudo nos elementos da lista</text:span></text:p>
      <text:p text:style-name="P4"><text:span text:style-name="T27">Lista01</text:span><text:span text:style-name="T8">* </text:span><text:span text:style-name="T9">busca</text:span><text:span text:style-name="T8">(</text:span><text:span text:style-name="T27">Lista01</text:span><text:span text:style-name="T8">* argLista, </text:span><text:span text:style-name="T3">int</text:span><text:span text:style-name="T8"> infoBusca){</text:span></text:p>
      <text:p text:style-name="P4"><text:span text:style-name="T8"><text:tab/></text:span><text:span text:style-name="T27">Lista01</text:span><text:span text:style-name="T8">* ptrTrb;</text:span></text:p>
      <text:p text:style-name="P4"><text:span text:style-name="T8"><text:tab/></text:span><text:span text:style-name="T3">for</text:span><text:span text:style-name="T8">(ptrTrb=argLista; ptrTrb!= NULL; ptrTrb=ptrTrb-&gt;</text:span><text:span text:style-name="T24">ptrProx</text:span><text:span text:style-name="T8"> ){</text:span></text:p>
      <text:p text:style-name="P4"><text:span text:style-name="T8"><text:tab/><text:tab/></text:span><text:span text:style-name="T3">if</text:span><text:span text:style-name="T8">(ptrTrb-&gt; </text:span><text:span text:style-name="T24">info</text:span><text:span text:style-name="T8"> == infoBusca)</text:span></text:p>
      <text:p text:style-name="P4"><text:span text:style-name="T8"><text:tab/><text:tab/><text:tab/></text:span><text:span text:style-name="T3">return</text:span><text:span text:style-name="T8"> ptrTrb;</text:span></text:p>
      <text:p text:style-name="P4"><text:span text:style-name="T8"><text:tab/>}</text:span></text:p>
      <text:p text:style-name="P4"><text:span text:style-name="T8"><text:tab/></text:span><text:span text:style-name="T3">return</text:span><text:span text:style-name="T8"> NULL;</text:span></text:p>
      <text:p text:style-name="P4"><text:span text:style-name="T8">}</text:span></text:p>
      <text:p text:style-name="P4"/>
      <text:p text:style-name="P4"/>
      <text:p text:style-name="P4"><text:span text:style-name="T20">//Função para excluir elementos da lista</text:span></text:p>
      <text:p text:style-name="P4"><text:span text:style-name="T27">Lista01</text:span><text:span text:style-name="T8">* </text:span><text:span text:style-name="T9">excluirLista</text:span><text:span text:style-name="T8">(</text:span><text:span text:style-name="T27">Lista01</text:span><text:span text:style-name="T8">* argLista, </text:span><text:span text:style-name="T3">int</text:span><text:span text:style-name="T8"> infoBusca){</text:span></text:p>
      <text:p text:style-name="P4"><text:span text:style-name="T8"><text:tab/></text:span><text:span text:style-name="T27">Lista01</text:span><text:span text:style-name="T8">* ptrAnt=NULL;</text:span></text:p>
      <text:p text:style-name="P4"><text:span text:style-name="T8"><text:tab/></text:span><text:span text:style-name="T27">Lista01</text:span><text:span text:style-name="T8">* ptrTrb =argLista;</text:span></text:p>
      <text:p text:style-name="P4"><text:span text:style-name="T8"><text:tab/></text:span><text:span text:style-name="T3">while</text:span><text:span text:style-name="T8"> (ptrTrb!=NULL &amp;&amp; ptrTrb-&gt; </text:span><text:span text:style-name="T24">info</text:span><text:span text:style-name="T8"> != infoBusca ){</text:span></text:p>
      <text:p text:style-name="P4"><text:span text:style-name="T8"><text:tab/><text:tab/>ptrAnt = ptrTrb;</text:span></text:p>
      <text:p text:style-name="P4"><text:span text:style-name="T8"><text:tab/><text:tab/>ptrTrb = ptrTrb-&gt;</text:span><text:span text:style-name="T24">ptrProx</text:span><text:span text:style-name="T8">;</text:span></text:p>
      <text:p text:style-name="P4"><text:span text:style-name="T8"><text:tab/><text:tab/>}</text:span></text:p>
      <text:p text:style-name="P4"><text:span text:style-name="T8"><text:tab/><text:tab/></text:span><text:span text:style-name="T3">if</text:span><text:span text:style-name="T8"> (ptrTrb == NULL)</text:span></text:p>
      <text:p text:style-name="P4"><text:span text:style-name="T8"><text:tab/><text:tab/><text:tab/></text:span><text:span text:style-name="T3">return</text:span><text:span text:style-name="T8"> argLista;</text:span></text:p>
      <text:p text:style-name="P4"><text:span text:style-name="T8"><text:tab/><text:tab/></text:span><text:span text:style-name="T3">if</text:span><text:span text:style-name="T8"> (ptrAnt == NULL){</text:span></text:p>
      <text:p text:style-name="P4"><text:span text:style-name="T8"><text:tab/><text:tab/><text:tab/></text:span><text:span text:style-name="T20">//remove do IndIniLst da lista</text:span></text:p>
      <text:p text:style-name="P4"><text:span text:style-name="T8"><text:tab/><text:tab/><text:tab/>argLista = ptrTrb -&gt; </text:span><text:span text:style-name="T24">ptrProx</text:span><text:span text:style-name="T8">;</text:span></text:p>
      <text:p text:style-name="P4"><text:span text:style-name="T8"><text:tab/><text:tab/><text:tab/><text:tab/><text:tab/>}</text:span></text:p>
      <text:p text:style-name="P4"><text:span text:style-name="T8"><text:tab/><text:tab/></text:span><text:span text:style-name="T3">else</text:span></text:p>
      <text:p text:style-name="P4"><text:span text:style-name="T8"><text:tab/><text:tab/>{</text:span></text:p>
      <text:p text:style-name="P4"><text:span text:style-name="T8"><text:tab/><text:tab/><text:tab/>ptrAnt-&gt; </text:span><text:span text:style-name="T24">ptrProx</text:span><text:span text:style-name="T8"> = ptrTrb-&gt; </text:span><text:span text:style-name="T24">ptrProx</text:span><text:span text:style-name="T8">;</text:span></text:p>
      <text:p text:style-name="P4"><text:soft-page-break/><text:span text:style-name="T8"><text:tab/><text:tab/>}</text:span></text:p>
      <text:p text:style-name="P4"><text:span text:style-name="T8"><text:tab/><text:tab/></text:span><text:span text:style-name="T30">free</text:span><text:span text:style-name="T8">(ptrTrb);</text:span></text:p>
      <text:p text:style-name="P4"><text:span text:style-name="T8"><text:tab/><text:tab/></text:span><text:span text:style-name="T3">return</text:span><text:span text:style-name="T8"> argLista;</text:span></text:p>
      <text:p text:style-name="P4"><text:span text:style-name="T8">}</text:span></text:p>
      <text:p text:style-name="P4"/>
      <text:p text:style-name="P4"><text:span text:style-name="T20">//Função para Liberar a lista</text:span></text:p>
      <text:p text:style-name="P4"><text:span text:style-name="T3">void</text:span><text:span text:style-name="T8"> </text:span><text:span text:style-name="T9">liberar</text:span><text:span text:style-name="T8">(</text:span><text:span text:style-name="T27">Lista01</text:span><text:span text:style-name="T8">* argLista){</text:span></text:p>
      <text:p text:style-name="P4"><text:span text:style-name="T8"><text:tab/></text:span><text:span text:style-name="T27">Lista01</text:span><text:span text:style-name="T8">* ptrTrb;</text:span></text:p>
      <text:p text:style-name="P4"><text:span text:style-name="T8"><text:tab/></text:span><text:span text:style-name="T3">while</text:span><text:span text:style-name="T8">(ptrTrb !=NULL ){</text:span></text:p>
      <text:p text:style-name="P4"><text:span text:style-name="T8"><text:tab/><text:tab/></text:span><text:span text:style-name="T27">Lista01</text:span><text:span text:style-name="T8">* ptrTemp = ptrTrb-&gt; </text:span><text:span text:style-name="T24">ptrProx</text:span><text:span text:style-name="T8">;</text:span></text:p>
      <text:p text:style-name="P4"><text:span text:style-name="T8"><text:tab/><text:tab/></text:span><text:span text:style-name="T30">free</text:span><text:span text:style-name="T8">(ptrTrb);</text:span></text:p>
      <text:p text:style-name="P4"><text:span text:style-name="T8"><text:tab/><text:tab/>ptrTrb=ptrTemp;</text:span></text:p>
      <text:p text:style-name="P4"><text:span text:style-name="T8"><text:tab/>}</text:span></text:p>
      <text:p text:style-name="P4"/>
      <text:p text:style-name="P4"><text:span text:style-name="T8">}</text:span></text:p>
      <text:p text:style-name="P3"/>
      <text:p text:style-name="P6">File: <text:span text:style-name="T31">l</text:span>ista00.<text:span text:style-name="T32">h</text:span></text:p>
      <text:p text:style-name="P2"><text:span text:style-name="T3">typedef</text:span><text:span text:style-name="T8"> </text:span><text:span text:style-name="T3">struct</text:span><text:span text:style-name="T8"> lista </text:span><text:span text:style-name="T27">Lista01</text:span><text:span text:style-name="T8">; </text:span><text:span text:style-name="T20">// Representa um nó da lista</text:span></text:p>
      <text:p text:style-name="P4"><text:span text:style-name="T20">//Função de criação de lista</text:span></text:p>
      <text:p text:style-name="P4"><text:span text:style-name="T27">Lista01</text:span><text:span text:style-name="T8">* </text:span><text:span text:style-name="T9">criarLista</text:span><text:span text:style-name="T8">();</text:span></text:p>
      <text:p text:style-name="P4"/>
      <text:p text:style-name="P4"><text:span text:style-name="T20">//Função que inseri no inicio da lista</text:span></text:p>
      <text:p text:style-name="P4"/>
      <text:p text:style-name="P4"><text:span text:style-name="T20">/*A função recebe dos parâmetros de entrada, uma lista sobre</text:span></text:p>
      <text:p text:style-name="P4"><text:span text:style-name="T20"><text:s text:c="2"/>a qual será inserido o novo elemento, como também a informação</text:span></text:p>
      <text:p text:style-name="P4"><text:span text:style-name="T20"><text:s text:c="2"/>do novo elemento.</text:span></text:p>
      <text:p text:style-name="P4"><text:span text:style-name="T20"><text:s text:c="2"/>Ela tem como valor retorno a nova lista */</text:span></text:p>
      <text:p text:style-name="P4"/>
      <text:p text:style-name="P4"><text:span text:style-name="T27">Lista01</text:span><text:span text:style-name="T8">* </text:span><text:span text:style-name="T9">inserirLista</text:span><text:span text:style-name="T8">(</text:span><text:span text:style-name="T27">Lista01</text:span><text:span text:style-name="T8">* argLista, </text:span><text:span text:style-name="T3">int</text:span><text:span text:style-name="T8"> argInfo);</text:span></text:p>
      <text:p text:style-name="P4"/>
      <text:p text:style-name="P4"><text:span text:style-name="T20">//Função para imprimir os elementos da lista</text:span></text:p>
      <text:p text:style-name="P4"><text:span text:style-name="T3">void</text:span><text:span text:style-name="T8"> </text:span><text:span text:style-name="T9">imprimirLista</text:span><text:span text:style-name="T8">(</text:span><text:span text:style-name="T27">Lista01</text:span><text:span text:style-name="T8">* argLista);</text:span></text:p>
      <text:p text:style-name="P4"/>
      <text:p text:style-name="P4"><text:span text:style-name="T20">//Função para verificar se a lista está vazia</text:span></text:p>
      <text:p text:style-name="P4"><text:span text:style-name="T3">int</text:span><text:span text:style-name="T8"> </text:span><text:span text:style-name="T9">testarVazia</text:span><text:span text:style-name="T8">(</text:span><text:span text:style-name="T27">Lista01</text:span><text:span text:style-name="T8">* argLista);</text:span></text:p>
      <text:p text:style-name="P4"/>
      <text:p text:style-name="P4"><text:span text:style-name="T20">//Buscar elementos na lista</text:span></text:p>
      <text:p text:style-name="P4"><text:span text:style-name="T27">Lista01</text:span><text:span text:style-name="T8">* </text:span><text:span text:style-name="T9">busca</text:span><text:span text:style-name="T8">(</text:span><text:span text:style-name="T27">Lista01</text:span><text:span text:style-name="T8">* argLista, </text:span><text:span text:style-name="T3">int</text:span><text:span text:style-name="T8"> infoBusca);</text:span></text:p>
      <text:p text:style-name="P4"/>
      <text:p text:style-name="P4"><text:span text:style-name="T20">//Função para excluir elementos da lista</text:span></text:p>
      <text:p text:style-name="P4"><text:span text:style-name="T27">Lista01</text:span><text:span text:style-name="T8">* </text:span><text:span text:style-name="T9">excluirLista</text:span><text:span text:style-name="T8">(</text:span><text:span text:style-name="T27">Lista01</text:span><text:span text:style-name="T8">* argLista, </text:span><text:span text:style-name="T3">int</text:span><text:span text:style-name="T8"> infoBusca);</text:span></text:p>
      <text:p text:style-name="P4"/>
      <text:p text:style-name="P4"><text:span text:style-name="T20">//Função para Liberar a lista</text:span></text:p>
      <text:p text:style-name="P4"><text:span text:style-name="T3">void</text:span><text:span text:style-name="T8"> </text:span><text:span text:style-name="T9">liberar</text:span><text:span text:style-name="T8">(</text:span><text:span text:style-name="T27">Lista01</text:span><text:span text:style-name="T8">* argLista);</text:span></text:p>
      <text:p text:style-name="P4"/>
      <text:p text:style-name="P4"><text:span text:style-name="T20">//Inserir no Inicio da Lista</text:span></text:p>
      <text:p text:style-name="P4"><text:span text:style-name="T20">//Lista01* insereInicio(Lista01* argLista, int valor, t_lista * l <text:s/>)</text:span></text:p>
      <text:p text:style-name="P5">File: <text:span text:style-name="T33">main</text:span>.<text:span text:style-name="T33">c</text:span></text:p>
      <text:p text:style-name="P4"><text:span text:style-name="T3">#include</text:span><text:span text:style-name="T8"> </text:span><text:span text:style-name="T14">&lt;stdio.h&gt;</text:span></text:p>
      <text:p text:style-name="P4"><text:span text:style-name="T3">#include</text:span><text:span text:style-name="T8"> </text:span><text:span text:style-name="T14">"lista00.h"</text:span></text:p>
      <text:p text:style-name="P4"/>
      <text:p text:style-name="P4"><text:span text:style-name="T3">int</text:span><text:span text:style-name="T8"> </text:span><text:span text:style-name="T9">main</text:span><text:span text:style-name="T8">(</text:span><text:span text:style-name="T3">int</text:span><text:span text:style-name="T8"> argc, </text:span><text:span text:style-name="T3">char</text:span><text:span text:style-name="T8">* argv[])</text:span></text:p>
      <text:p text:style-name="P4"><text:span text:style-name="T8">{</text:span></text:p>
      <text:p text:style-name="P4"><text:span text:style-name="T8"><text:tab/></text:span><text:span text:style-name="T27">Lista01</text:span><text:span text:style-name="T8">* li;</text:span></text:p>
      <text:p text:style-name="P4"><text:span text:style-name="T8"><text:tab/>li = criarLista();</text:span></text:p>
      <text:p text:style-name="P4"><text:span text:style-name="T8"><text:tab/>li = inserirLista(li, 10);</text:span></text:p>
      <text:p text:style-name="P4"><text:span text:style-name="T8"><text:tab/>li = inserirLista(li, 20);</text:span></text:p>
      <text:p text:style-name="P4"><text:span text:style-name="T8"><text:tab/>li = inserirLista(li, 30);</text:span></text:p>
      <text:p text:style-name="P4"><text:span text:style-name="T8"><text:tab/>li = inserirLista(li, 40);</text:span></text:p>
      <text:p text:style-name="P4"><text:span text:style-name="T8"><text:tab/>li = inserirLista(li, 50);</text:span></text:p>
      <text:p text:style-name="P4"><text:span text:style-name="T8"><text:tab/>imprimirLista(li);</text:span></text:p>
      <text:p text:style-name="P4"><text:span text:style-name="T8"><text:tab/></text:span><text:span text:style-name="T3">if</text:span><text:span text:style-name="T8">(testarVazia(li))</text:span></text:p>
      <text:p text:style-name="P4"><text:span text:style-name="T8"><text:tab/><text:tab/></text:span><text:span text:style-name="T30">printf</text:span><text:span text:style-name="T8">(</text:span><text:span text:style-name="T14">"Lista Vazia !\n"</text:span><text:span text:style-name="T8">);</text:span></text:p>
      <text:p text:style-name="P4"><text:span text:style-name="T8"><text:tab/></text:span><text:span text:style-name="T3">else</text:span></text:p>
      <text:p text:style-name="P4"><text:soft-page-break/><text:span text:style-name="T8"><text:tab/><text:tab/></text:span><text:span text:style-name="T30">printf</text:span><text:span text:style-name="T8">(</text:span><text:span text:style-name="T14">"Lista Nao Vazia \n"</text:span><text:span text:style-name="T8">);</text:span></text:p>
      <text:p text:style-name="P4"/>
      <text:p text:style-name="P4"><text:span text:style-name="T8"><text:tab/></text:span><text:span text:style-name="T3">int</text:span><text:span text:style-name="T8"> elemento = 100;</text:span></text:p>
      <text:p text:style-name="P4"><text:span text:style-name="T8"><text:tab/></text:span><text:span text:style-name="T3">if</text:span><text:span text:style-name="T8">( busca(li, elemento) == NULL)</text:span></text:p>
      <text:p text:style-name="P4"><text:span text:style-name="T8"><text:tab/><text:tab/></text:span><text:span text:style-name="T30">printf</text:span><text:span text:style-name="T8">(</text:span><text:span text:style-name="T14">"Não encontrou o elemento %d\n"</text:span><text:span text:style-name="T8">, elemento);</text:span></text:p>
      <text:p text:style-name="P4"><text:span text:style-name="T8"><text:tab/></text:span><text:span text:style-name="T3">else</text:span></text:p>
      <text:p text:style-name="P4"><text:span text:style-name="T8"><text:tab/><text:tab/></text:span><text:span text:style-name="T30">printf</text:span><text:span text:style-name="T8">(</text:span><text:span text:style-name="T14">"Encontrou o elemento %d\n"</text:span><text:span text:style-name="T8">, elemento);</text:span></text:p>
      <text:p text:style-name="P4"/>
      <text:p text:style-name="P4"><text:span text:style-name="T8"><text:tab/>li = excluirLista(li,10);</text:span></text:p>
      <text:p text:style-name="P4"><text:span text:style-name="T8"><text:tab/><text:tab/>imprimirLista(li);</text:span></text:p>
      <text:p text:style-name="P4"><text:span text:style-name="T8"><text:tab/>liberar(li);</text:span></text:p>
      <text:p text:style-name="P4"><text:span text:style-name="T8"><text:tab/>li = inserirLista(li, 50);</text:span></text:p>
      <text:p text:style-name="P4"/>
      <text:p text:style-name="P4"/>
      <text:p text:style-name="P4"><text:span text:style-name="T8"><text:tab/></text:span><text:span text:style-name="T3">return</text:span><text:span text:style-name="T8"> 0;</text:span></text:p>
      <text:p text:style-name="P4"><text:span text:style-name="T8">}</text:span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08:45:29.738159123</meta:creation-date>
    <dc:date>2019-01-24T09:00:13.055110876</dc:date>
    <meta:editing-duration>PT14M52S</meta:editing-duration>
    <meta:editing-cycles>6</meta:editing-cycles>
    <meta:generator>LibreOffice/5.2.7.2$Linux_X86_64 LibreOffice_project/20m0$Build-2</meta:generator>
    <meta:document-statistic meta:table-count="0" meta:image-count="0" meta:object-count="0" meta:page-count="3" meta:paragraph-count="126" meta:word-count="464" meta:character-count="3332" meta:non-whitespace-character-count="2880"/>
  </office:meta>
</office:document-meta>
</file>